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4335in"/>
    </style:style>
    <style:style style:name="co3" style:family="table-column">
      <style:table-column-properties fo:break-before="auto" style:column-width="2.90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Object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2" table:number-columns-repeated="3" table:default-cell-style-name="Default"/>
        <table:table-column table:style-name="co1" table:number-columns-repeated="1015" table:default-cell-style-name="Default"/>
        <table:table-row table:style-name="ro1">
          <table:table-cell table:style-name="ce1" office:value-type="string" calcext:value-type="string">
            <text:p>MinVersion</text:p>
          </table:table-cell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Comment</text:p>
          </table:table-cell>
          <table:table-cell table:style-name="ce1" office:value-type="string" calcext:value-type="string">
            <text:p>TypeDesc</text:p>
          </table:table-cell>
          <table:table-cell table:style-name="ce1" office:value-type="string" calcext:value-type="string">
            <text:p>RowConstructor</text:p>
          </table:table-cell>
          <table:table-cell table:style-name="ce1" table:number-columns-repeated="2"/>
          <table:table-cell table:number-columns-repeated="2"/>
          <table:table-cell table:style-name="ce1" table:number-columns-repeated="1015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Aggregate function (CLR)</text:p>
          </table:table-cell>
          <table:table-cell office:value-type="string" calcext:value-type="string">
            <text:p>AGGREGATE_FUNCTION</text:p>
          </table:table-cell>
          <table:table-cell table:formula="of:=&quot;(&quot;&amp;[.A2]&amp;&quot;, '&quot;&amp;[.B2]&amp;&quot;', '&quot;&amp;[.C2]&amp;&quot;', '&quot;&amp;[.D2]&amp;&quot;'),&quot;" office:value-type="string" office:string-value="(0, 'AF', 'Aggregate function (CLR)', 'AGGREGATE_FUNCTION')," calcext:value-type="string">
            <text:p>(0, 'AF', 'Aggregate function (CLR)', 'AGGREGATE_FUNCTION'),</text:p>
          </table:table-cell>
          <table:table-cell table:number-columns-repeated="101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CHECK constraint</text:p>
          </table:table-cell>
          <table:table-cell office:value-type="string" calcext:value-type="string">
            <text:p>CHECK_CONSTRAINT</text:p>
          </table:table-cell>
          <table:table-cell table:formula="of:=&quot;(&quot;&amp;[.A3]&amp;&quot;, '&quot;&amp;[.B3]&amp;&quot;', '&quot;&amp;[.C3]&amp;&quot;', '&quot;&amp;[.D3]&amp;&quot;'),&quot;" office:value-type="string" office:string-value="(0, 'C', 'CHECK constraint', 'CHECK_CONSTRAINT')," calcext:value-type="string">
            <text:p>(0, 'C', 'CHECK constraint', 'CHECK_CONSTRAINT'),</text:p>
          </table:table-cell>
          <table:table-cell table:number-columns-repeated="101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DEFAULT (constraint or stand-alone)</text:p>
          </table:table-cell>
          <table:table-cell office:value-type="string" calcext:value-type="string">
            <text:p>DEFAULT_CONSTRAINT</text:p>
          </table:table-cell>
          <table:table-cell table:formula="of:=&quot;(&quot;&amp;[.A4]&amp;&quot;, '&quot;&amp;[.B4]&amp;&quot;', '&quot;&amp;[.C4]&amp;&quot;', '&quot;&amp;[.D4]&amp;&quot;'),&quot;" office:value-type="string" office:string-value="(0, 'D', 'DEFAULT (constraint or stand-alone)', 'DEFAULT_CONSTRAINT')," calcext:value-type="string">
            <text:p>(0, 'D', 'DEFAULT (constraint or stand-alone)', 'DEFAULT_CONSTRAINT'),</text:p>
          </table:table-cell>
          <table:table-cell table:number-columns-repeated="101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FOREIGN KEY constraint</text:p>
          </table:table-cell>
          <table:table-cell office:value-type="string" calcext:value-type="string">
            <text:p>FOREIGN_KEY_CONSTRAINT</text:p>
          </table:table-cell>
          <table:table-cell table:formula="of:=&quot;(&quot;&amp;[.A5]&amp;&quot;, '&quot;&amp;[.B5]&amp;&quot;', '&quot;&amp;[.C5]&amp;&quot;', '&quot;&amp;[.D5]&amp;&quot;'),&quot;" office:value-type="string" office:string-value="(0, 'F', 'FOREIGN KEY constraint', 'FOREIGN_KEY_CONSTRAINT')," calcext:value-type="string">
            <text:p>(0, 'F', 'FOREIGN KEY constraint', 'FOREIGN_KEY_CONSTRAINT'),</text:p>
          </table:table-cell>
          <table:table-cell table:number-columns-repeated="101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N</text:p>
          </table:table-cell>
          <table:table-cell office:value-type="string" calcext:value-type="string">
            <text:p>SQL scalar function</text:p>
          </table:table-cell>
          <table:table-cell office:value-type="string" calcext:value-type="string">
            <text:p>SQL_SCALAR_FUNCTION</text:p>
          </table:table-cell>
          <table:table-cell table:formula="of:=&quot;(&quot;&amp;[.A6]&amp;&quot;, '&quot;&amp;[.B6]&amp;&quot;', '&quot;&amp;[.C6]&amp;&quot;', '&quot;&amp;[.D6]&amp;&quot;'),&quot;" office:value-type="string" office:string-value="(0, 'FN', 'SQL scalar function', 'SQL_SCALAR_FUNCTION')," calcext:value-type="string">
            <text:p>(0, 'FN', 'SQL scalar function', 'SQL_SCALAR_FUNCTION'),</text:p>
          </table:table-cell>
          <table:table-cell table:number-columns-repeated="101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S</text:p>
          </table:table-cell>
          <table:table-cell office:value-type="string" calcext:value-type="string">
            <text:p>Assembly (CLR) scalar-function</text:p>
          </table:table-cell>
          <table:table-cell office:value-type="string" calcext:value-type="string">
            <text:p>CLR_SCALAR_FUNCTION</text:p>
          </table:table-cell>
          <table:table-cell table:formula="of:=&quot;(&quot;&amp;[.A7]&amp;&quot;, '&quot;&amp;[.B7]&amp;&quot;', '&quot;&amp;[.C7]&amp;&quot;', '&quot;&amp;[.D7]&amp;&quot;'),&quot;" office:value-type="string" office:string-value="(0, 'FS', 'Assembly (CLR) scalar-function', 'CLR_SCALAR_FUNCTION')," calcext:value-type="string">
            <text:p>(0, 'FS', 'Assembly (CLR) scalar-function', 'CLR_SCALAR_FUNCTION'),</text:p>
          </table:table-cell>
          <table:table-cell table:number-columns-repeated="101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T</text:p>
          </table:table-cell>
          <table:table-cell office:value-type="string" calcext:value-type="string">
            <text:p>Assembly (CLR) table-valued function</text:p>
          </table:table-cell>
          <table:table-cell office:value-type="string" calcext:value-type="string">
            <text:p>CLR_TABLE_VALUED_FUNCTION</text:p>
          </table:table-cell>
          <table:table-cell table:formula="of:=&quot;(&quot;&amp;[.A8]&amp;&quot;, '&quot;&amp;[.B8]&amp;&quot;', '&quot;&amp;[.C8]&amp;&quot;', '&quot;&amp;[.D8]&amp;&quot;'),&quot;" office:value-type="string" office:string-value="(0, 'FT', 'Assembly (CLR) table-valued function', 'CLR_TABLE_VALUED_FUNCTION')," calcext:value-type="string">
            <text:p>(0, 'FT', 'Assembly (CLR) table-valued function', 'CLR_TABLE_VALUED_FUNCTION'),</text:p>
          </table:table-cell>
          <table:table-cell table:number-columns-repeated="101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F</text:p>
          </table:table-cell>
          <table:table-cell office:value-type="string" calcext:value-type="string">
            <text:p>SQL inline table-valued function</text:p>
          </table:table-cell>
          <table:table-cell office:value-type="string" calcext:value-type="string">
            <text:p>SQL_INLINE_TABLE_VALUED_FUNCTION</text:p>
          </table:table-cell>
          <table:table-cell table:formula="of:=&quot;(&quot;&amp;[.A9]&amp;&quot;, '&quot;&amp;[.B9]&amp;&quot;', '&quot;&amp;[.C9]&amp;&quot;', '&quot;&amp;[.D9]&amp;&quot;'),&quot;" office:value-type="string" office:string-value="(0, 'IF', 'SQL inline table-valued function', 'SQL_INLINE_TABLE_VALUED_FUNCTION')," calcext:value-type="string">
            <text:p>(0, 'IF', 'SQL inline table-valued function', 'SQL_INLINE_TABLE_VALUED_FUNCTION'),</text:p>
          </table:table-cell>
          <table:table-cell table:number-columns-repeated="101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nternal table</text:p>
          </table:table-cell>
          <table:table-cell office:value-type="string" calcext:value-type="string">
            <text:p>INTERNAL_TABLE</text:p>
          </table:table-cell>
          <table:table-cell table:formula="of:=&quot;(&quot;&amp;[.A10]&amp;&quot;, '&quot;&amp;[.B10]&amp;&quot;', '&quot;&amp;[.C10]&amp;&quot;', '&quot;&amp;[.D10]&amp;&quot;'),&quot;" office:value-type="string" office:string-value="(0, 'IT', 'Internal table', 'INTERNAL_TABLE')," calcext:value-type="string">
            <text:p>(0, 'IT', 'Internal table', 'INTERNAL_TABLE'),</text:p>
          </table:table-cell>
          <table:table-cell table:number-columns-repeated="101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SQL Stored Procedure</text:p>
          </table:table-cell>
          <table:table-cell office:value-type="string" calcext:value-type="string">
            <text:p>SQL_STORED_PROCEDURE</text:p>
          </table:table-cell>
          <table:table-cell table:formula="of:=&quot;(&quot;&amp;[.A11]&amp;&quot;, '&quot;&amp;[.B11]&amp;&quot;', '&quot;&amp;[.C11]&amp;&quot;', '&quot;&amp;[.D11]&amp;&quot;'),&quot;" office:value-type="string" office:string-value="(0, 'P', 'SQL Stored Procedure', 'SQL_STORED_PROCEDURE')," calcext:value-type="string">
            <text:p>(0, 'P', 'SQL Stored Procedure', 'SQL_STORED_PROCEDURE'),</text:p>
          </table:table-cell>
          <table:table-cell table:number-columns-repeated="101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C</text:p>
          </table:table-cell>
          <table:table-cell office:value-type="string" calcext:value-type="string">
            <text:p>Assembly (CLR) stored-procedure</text:p>
          </table:table-cell>
          <table:table-cell office:value-type="string" calcext:value-type="string">
            <text:p>CLR_STORED_PROCEDURE</text:p>
          </table:table-cell>
          <table:table-cell table:formula="of:=&quot;(&quot;&amp;[.A12]&amp;&quot;, '&quot;&amp;[.B12]&amp;&quot;', '&quot;&amp;[.C12]&amp;&quot;', '&quot;&amp;[.D12]&amp;&quot;'),&quot;" office:value-type="string" office:string-value="(0, 'PC', 'Assembly (CLR) stored-procedure', 'CLR_STORED_PROCEDURE')," calcext:value-type="string">
            <text:p>(0, 'PC', 'Assembly (CLR) stored-procedure', 'CLR_STORED_PROCEDURE'),</text:p>
          </table:table-cell>
          <table:table-cell table:number-columns-repeated="101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G</text:p>
          </table:table-cell>
          <table:table-cell office:value-type="string" calcext:value-type="string">
            <text:p>Plan guide</text:p>
          </table:table-cell>
          <table:table-cell office:value-type="string" calcext:value-type="string">
            <text:p>PLAN_GUIDE</text:p>
          </table:table-cell>
          <table:table-cell table:formula="of:=&quot;(&quot;&amp;[.A13]&amp;&quot;, '&quot;&amp;[.B13]&amp;&quot;', '&quot;&amp;[.C13]&amp;&quot;', '&quot;&amp;[.D13]&amp;&quot;'),&quot;" office:value-type="string" office:string-value="(0, 'PG', 'Plan guide', 'PLAN_GUIDE')," calcext:value-type="string">
            <text:p>(0, 'PG', 'Plan guide', 'PLAN_GUIDE'),</text:p>
          </table:table-cell>
          <table:table-cell table:number-columns-repeated="101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PRIMARY KEY constraint</text:p>
          </table:table-cell>
          <table:table-cell office:value-type="string" calcext:value-type="string">
            <text:p>PRIMARY_KEY_CONSTRAINT</text:p>
          </table:table-cell>
          <table:table-cell table:formula="of:=&quot;(&quot;&amp;[.A14]&amp;&quot;, '&quot;&amp;[.B14]&amp;&quot;', '&quot;&amp;[.C14]&amp;&quot;', '&quot;&amp;[.D14]&amp;&quot;'),&quot;" office:value-type="string" office:string-value="(0, 'PK', 'PRIMARY KEY constraint', 'PRIMARY_KEY_CONSTRAINT')," calcext:value-type="string">
            <text:p>(0, 'PK', 'PRIMARY KEY constraint', 'PRIMARY_KEY_CONSTRAINT'),</text:p>
          </table:table-cell>
          <table:table-cell table:number-columns-repeated="101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Rule (old-style, stand-alone)</text:p>
          </table:table-cell>
          <table:table-cell office:value-type="string" calcext:value-type="string">
            <text:p>RULE</text:p>
          </table:table-cell>
          <table:table-cell table:formula="of:=&quot;(&quot;&amp;[.A15]&amp;&quot;, '&quot;&amp;[.B15]&amp;&quot;', '&quot;&amp;[.C15]&amp;&quot;', '&quot;&amp;[.D15]&amp;&quot;'),&quot;" office:value-type="string" office:string-value="(0, 'R', 'Rule (old-style, stand-alone)', 'RULE')," calcext:value-type="string">
            <text:p>(0, 'R', 'Rule (old-style, stand-alone)', 'RULE'),</text:p>
          </table:table-cell>
          <table:table-cell table:number-columns-repeated="101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RF</text:p>
          </table:table-cell>
          <table:table-cell office:value-type="string" calcext:value-type="string">
            <text:p>Replication-filter-procedure</text:p>
          </table:table-cell>
          <table:table-cell office:value-type="string" calcext:value-type="string">
            <text:p>REPLICATION_FILTER_PROCEDURE</text:p>
          </table:table-cell>
          <table:table-cell table:formula="of:=&quot;(&quot;&amp;[.A16]&amp;&quot;, '&quot;&amp;[.B16]&amp;&quot;', '&quot;&amp;[.C16]&amp;&quot;', '&quot;&amp;[.D16]&amp;&quot;'),&quot;" office:value-type="string" office:string-value="(0, 'RF', 'Replication-filter-procedure', 'REPLICATION_FILTER_PROCEDURE')," calcext:value-type="string">
            <text:p>(0, 'RF', 'Replication-filter-procedure', 'REPLICATION_FILTER_PROCEDURE'),</text:p>
          </table:table-cell>
          <table:table-cell table:number-columns-repeated="101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ystem base table</text:p>
          </table:table-cell>
          <table:table-cell office:value-type="string" calcext:value-type="string">
            <text:p>SYSTEM_TABLE</text:p>
          </table:table-cell>
          <table:table-cell table:formula="of:=&quot;(&quot;&amp;[.A17]&amp;&quot;, '&quot;&amp;[.B17]&amp;&quot;', '&quot;&amp;[.C17]&amp;&quot;', '&quot;&amp;[.D17]&amp;&quot;'),&quot;" office:value-type="string" office:string-value="(0, 'S', 'System base table', 'SYSTEM_TABLE')," calcext:value-type="string">
            <text:p>(0, 'S', 'System base table', 'SYSTEM_TABLE'),</text:p>
          </table:table-cell>
          <table:table-cell table:number-columns-repeated="101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N</text:p>
          </table:table-cell>
          <table:table-cell office:value-type="string" calcext:value-type="string">
            <text:p>Synonym</text:p>
          </table:table-cell>
          <table:table-cell office:value-type="string" calcext:value-type="string">
            <text:p>SYNONYM</text:p>
          </table:table-cell>
          <table:table-cell table:formula="of:=&quot;(&quot;&amp;[.A18]&amp;&quot;, '&quot;&amp;[.B18]&amp;&quot;', '&quot;&amp;[.C18]&amp;&quot;', '&quot;&amp;[.D18]&amp;&quot;'),&quot;" office:value-type="string" office:string-value="(0, 'SN', 'Synonym', 'SYNONYM')," calcext:value-type="string">
            <text:p>(0, 'SN', 'Synonym', 'SYNONYM'),</text:p>
          </table:table-cell>
          <table:table-cell table:number-columns-repeated="101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Sequence object</text:p>
          </table:table-cell>
          <table:table-cell office:value-type="string" calcext:value-type="string">
            <text:p>SEQUENCE_OBJECT</text:p>
          </table:table-cell>
          <table:table-cell table:formula="of:=&quot;(&quot;&amp;[.A19]&amp;&quot;, '&quot;&amp;[.B19]&amp;&quot;', '&quot;&amp;[.C19]&amp;&quot;', '&quot;&amp;[.D19]&amp;&quot;'),&quot;" office:value-type="string" office:string-value="(0, 'SO', 'Sequence object', 'SEQUENCE_OBJECT')," calcext:value-type="string">
            <text:p>(0, 'SO', 'Sequence object', 'SEQUENCE_OBJECT'),</text:p>
          </table:table-cell>
          <table:table-cell table:number-columns-repeated="101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Table (user-defined)</text:p>
          </table:table-cell>
          <table:table-cell office:value-type="string" calcext:value-type="string">
            <text:p>USER_TABLE</text:p>
          </table:table-cell>
          <table:table-cell table:formula="of:=&quot;(&quot;&amp;[.A20]&amp;&quot;, '&quot;&amp;[.B20]&amp;&quot;', '&quot;&amp;[.C20]&amp;&quot;', '&quot;&amp;[.D20]&amp;&quot;'),&quot;" office:value-type="string" office:string-value="(0, 'U', 'Table (user-defined)', 'USER_TABLE')," calcext:value-type="string">
            <text:p>(0, 'U', 'Table (user-defined)', 'USER_TABLE'),</text:p>
          </table:table-cell>
          <table:table-cell table:number-columns-repeated="101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View</text:p>
          </table:table-cell>
          <table:table-cell office:value-type="string" calcext:value-type="string">
            <text:p>VIEW</text:p>
          </table:table-cell>
          <table:table-cell table:formula="of:=&quot;(&quot;&amp;[.A21]&amp;&quot;, '&quot;&amp;[.B21]&amp;&quot;', '&quot;&amp;[.C21]&amp;&quot;', '&quot;&amp;[.D21]&amp;&quot;'),&quot;" office:value-type="string" office:string-value="(0, 'V', 'View', 'VIEW')," calcext:value-type="string">
            <text:p>(0, 'V', 'View', 'VIEW'),</text:p>
          </table:table-cell>
          <table:table-cell table:number-columns-repeated="101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Edge constraint</text:p>
          </table:table-cell>
          <table:table-cell office:value-type="string" calcext:value-type="string">
            <text:p>EDGE_CONSTRAINT</text:p>
          </table:table-cell>
          <table:table-cell table:formula="of:=&quot;(&quot;&amp;[.A22]&amp;&quot;, '&quot;&amp;[.B22]&amp;&quot;', '&quot;&amp;[.C22]&amp;&quot;', '&quot;&amp;[.D22]&amp;&quot;'),&quot;" office:value-type="string" office:string-value="(0, 'EC', 'Edge constraint', 'EDGE_CONSTRAINT')," calcext:value-type="string">
            <text:p>(0, 'EC', 'Edge constraint', 'EDGE_CONSTRAINT'),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SQ</text:p>
          </table:table-cell>
          <table:table-cell office:value-type="string" calcext:value-type="string">
            <text:p>Service queue</text:p>
          </table:table-cell>
          <table:table-cell office:value-type="string" calcext:value-type="string">
            <text:p>SERVICE_QUEUE</text:p>
          </table:table-cell>
          <table:table-cell table:formula="of:=&quot;(&quot;&amp;[.A23]&amp;&quot;, '&quot;&amp;[.B23]&amp;&quot;', '&quot;&amp;[.C23]&amp;&quot;', '&quot;&amp;[.D23]&amp;&quot;'),&quot;" office:value-type="string" office:string-value="(11, 'SQ', 'Service queue', 'SERVICE_QUEUE')," calcext:value-type="string">
            <text:p>(11, 'SQ', 'Service queue', 'SERVICE_QUEUE'),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Assembly (CLR) DML trigger</text:p>
          </table:table-cell>
          <table:table-cell office:value-type="string" calcext:value-type="string">
            <text:p>CLR_TRIGGER</text:p>
          </table:table-cell>
          <table:table-cell table:formula="of:=&quot;(&quot;&amp;[.A24]&amp;&quot;, '&quot;&amp;[.B24]&amp;&quot;', '&quot;&amp;[.C24]&amp;&quot;', '&quot;&amp;[.D24]&amp;&quot;'),&quot;" office:value-type="string" office:string-value="(11, 'TA', 'Assembly (CLR) DML trigger', 'CLR_TRIGGER')," calcext:value-type="string">
            <text:p>(11, 'TA', 'Assembly (CLR) DML trigger', 'CLR_TRIGGER'),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TF</text:p>
          </table:table-cell>
          <table:table-cell office:value-type="string" calcext:value-type="string">
            <text:p>SQL table-valued-function</text:p>
          </table:table-cell>
          <table:table-cell office:value-type="string" calcext:value-type="string">
            <text:p>SQL_TABLE_VALUED_FUNCTION</text:p>
          </table:table-cell>
          <table:table-cell table:formula="of:=&quot;(&quot;&amp;[.A25]&amp;&quot;, '&quot;&amp;[.B25]&amp;&quot;', '&quot;&amp;[.C25]&amp;&quot;', '&quot;&amp;[.D25]&amp;&quot;'),&quot;" office:value-type="string" office:string-value="(11, 'TF', 'SQL table-valued-function', 'SQL_TABLE_VALUED_FUNCTION')," calcext:value-type="string">
            <text:p>(11, 'TF', 'SQL table-valued-function', 'SQL_TABLE_VALUED_FUNCTION'),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SQL DML trigger</text:p>
          </table:table-cell>
          <table:table-cell office:value-type="string" calcext:value-type="string">
            <text:p>SQL_TRIGGER</text:p>
          </table:table-cell>
          <table:table-cell table:formula="of:=&quot;(&quot;&amp;[.A26]&amp;&quot;, '&quot;&amp;[.B26]&amp;&quot;', '&quot;&amp;[.C26]&amp;&quot;', '&quot;&amp;[.D26]&amp;&quot;'),&quot;" office:value-type="string" office:string-value="(11, 'TR', 'SQL DML trigger', 'SQL_TRIGGER')," calcext:value-type="string">
            <text:p>(11, 'TR', 'SQL DML trigger', 'SQL_TRIGGER'),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TT</text:p>
          </table:table-cell>
          <table:table-cell office:value-type="string" calcext:value-type="string">
            <text:p>Table type</text:p>
          </table:table-cell>
          <table:table-cell office:value-type="string" calcext:value-type="string">
            <text:p>TABLE_TYPE</text:p>
          </table:table-cell>
          <table:table-cell table:formula="of:=&quot;(&quot;&amp;[.A27]&amp;&quot;, '&quot;&amp;[.B27]&amp;&quot;', '&quot;&amp;[.C27]&amp;&quot;', '&quot;&amp;[.D27]&amp;&quot;'),&quot;" office:value-type="string" office:string-value="(11, 'TT', 'Table type', 'TABLE_TYPE')," calcext:value-type="string">
            <text:p>(11, 'TT', 'Table type', 'TABLE_TYPE'),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UQ</text:p>
          </table:table-cell>
          <table:table-cell office:value-type="string" calcext:value-type="string">
            <text:p>UNIQUE constraint</text:p>
          </table:table-cell>
          <table:table-cell office:value-type="string" calcext:value-type="string">
            <text:p>UNIQUE_CONSTRAINT</text:p>
          </table:table-cell>
          <table:table-cell table:formula="of:=&quot;(&quot;&amp;[.A28]&amp;&quot;, '&quot;&amp;[.B28]&amp;&quot;', '&quot;&amp;[.C28]&amp;&quot;', '&quot;&amp;[.D28]&amp;&quot;'),&quot;" office:value-type="string" office:string-value="(11, 'UQ', 'UNIQUE constraint', 'UNIQUE_CONSTRAINT')," calcext:value-type="string">
            <text:p>(11, 'UQ', 'UNIQUE constraint', 'UNIQUE_CONSTRAINT'),</text:p>
          </table:table-cell>
          <table:table-cell table:number-columns-repeated="1019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Extended stored procedure</text:p>
          </table:table-cell>
          <table:table-cell office:value-type="string" calcext:value-type="string">
            <text:p>EXTENDED_STORED_PROCEDURE</text:p>
          </table:table-cell>
          <table:table-cell table:formula="of:=&quot;(&quot;&amp;[.A29]&amp;&quot;, '&quot;&amp;[.B29]&amp;&quot;', '&quot;&amp;[.C29]&amp;&quot;', '&quot;&amp;[.D29]&amp;&quot;'),&quot;" office:value-type="string" office:string-value="(11, 'X', 'Extended stored procedure', 'EXTENDED_STORED_PROCEDURE')," calcext:value-type="string">
            <text:p>(11, 'X', 'Extended stored procedure', 'EXTENDED_STORED_PROCEDURE'),</text:p>
          </table:table-cell>
          <table:table-cell table:number-columns-repeated="1019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External Table</text:p>
          </table:table-cell>
          <table:table-cell office:value-type="string" calcext:value-type="string">
            <text:p>EXTERNAL_TABLE</text:p>
          </table:table-cell>
          <table:table-cell table:formula="of:=&quot;(&quot;&amp;[.A30]&amp;&quot;, '&quot;&amp;[.B30]&amp;&quot;', '&quot;&amp;[.C30]&amp;&quot;', '&quot;&amp;[.D30]&amp;&quot;'),&quot;" office:value-type="string" office:string-value="(13, 'ET', 'External Table', 'EXTERNAL_TABLE')," calcext:value-type="string">
            <text:p>(13, 'ET', 'External Table', 'EXTERNAL_TABLE'),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0-10-08T00:03:21.716206828</meta:creation-date>
    <dc:date>2020-10-08T01:45:53.443558734</dc:date>
    <meta:editing-duration>PT1H20M16S</meta:editing-duration>
    <meta:editing-cycles>2</meta:editing-cycles>
    <meta:generator>LibreOffice/7.0.1.2$Linux_X86_64 LibreOffice_project/88a63c56098013eb4038e11ebe7c8c0daab09aa8</meta:generator>
    <meta:document-statistic meta:table-count="1" meta:cell-count="150" meta:object-count="0"/>
  </office:meta>
</office:document-meta>
</file>